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明朝" svg:font-family="游明朝" style:font-family-generic="system" style:font-pitch="variable"/>
    <style:font-face style:name="ＭＳ ゴシック" svg:font-family="'ＭＳ ゴシック'" style:font-family-generic="system" style:font-pitch="variable"/>
    <style:font-face style:name="ＭＳ 明朝" svg:font-family="'ＭＳ 明朝'" style:font-family-generic="roman" style:font-pitch="variable"/>
    <style:font-face style:name="ＭＳ 明朝1" svg:font-family="'ＭＳ 明朝'" style:font-family-generic="system" style:font-pitch="variable"/>
    <style:font-face style:name="ＭＳ Ｐゴシック" svg:font-family="'ＭＳ Ｐゴシック'" style:font-family-generic="roman" style:font-pitch="variable"/>
    <style:font-face style:name="ＭＳ Ｐゴシック1" svg:font-family="'ＭＳ Ｐゴシック'" style:font-family-generic="modern" style:font-pitch="variable"/>
    <style:font-face style:name="ＭＳ Ｐゴシック2" svg:font-family="'ＭＳ Ｐゴシック'" style:font-family-generic="system" style:font-pitch="variable"/>
  </office:font-face-decls>
  <office:automatic-styles>
    <style:style style:name="表1" style:family="table" style:master-page-name="Standard">
      <style:table-properties style:width="26.928cm" fo:margin-left="0.183cm" fo:margin-top="0cm" fo:margin-bottom="0cm" style:page-number="95" table:align="left" style:writing-mode="lr-tb"/>
    </style:style>
    <style:style style:name="表1.A" style:family="table-column">
      <style:table-column-properties style:column-width="6.481cm"/>
    </style:style>
    <style:style style:name="表1.B" style:family="table-column">
      <style:table-column-properties style:column-width="3.336cm"/>
    </style:style>
    <style:style style:name="表1.C" style:family="table-column">
      <style:table-column-properties style:column-width="4.002cm"/>
    </style:style>
    <style:style style:name="表1.D" style:family="table-column">
      <style:table-column-properties style:column-width="5.078cm"/>
    </style:style>
    <style:style style:name="表1.E" style:family="table-column">
      <style:table-column-properties style:column-width="0.9cm"/>
    </style:style>
    <style:style style:name="表1.F" style:family="table-column">
      <style:table-column-properties style:column-width="1.402cm"/>
    </style:style>
    <style:style style:name="表1.G" style:family="table-column">
      <style:table-column-properties style:column-width="0.859cm"/>
    </style:style>
    <style:style style:name="表1.H" style:family="table-column">
      <style:table-column-properties style:column-width="2.247cm"/>
    </style:style>
    <style:style style:name="表1.I" style:family="table-column">
      <style:table-column-properties style:column-width="0.993cm"/>
    </style:style>
    <style:style style:name="表1.J" style:family="table-column">
      <style:table-column-properties style:column-width="1.63cm"/>
    </style:style>
    <style:style style:name="表1.1" style:family="table-row">
      <style:table-row-properties style:min-row-height="0.953cm" fo:keep-together="auto"/>
    </style:style>
    <style:style style:name="表1.A1" style:family="table-cell">
      <style:table-cell-properties style:vertical-align="middle" fo:background-color="#ffffff" fo:padding-left="0.175cm" fo:padding-right="0.175cm" fo:padding-top="0cm" fo:padding-bottom="0cm" fo:border-left="0.5pt solid #000000" fo:border-right="none" fo:border-top="0.5pt solid #000000" fo:border-bottom="0.5pt solid #000000">
        <style:background-image/>
      </style:table-cell-properties>
    </style:style>
    <style:style style:name="表1.B1" style:family="table-cell">
      <style:table-cell-properties style:vertical-align="middle" fo:background-color="transparent" fo:padding-left="0.175cm" fo:padding-right="0.175cm" fo:padding-top="0cm" fo:padding-bottom="0cm" fo:border-left="0.5pt solid #000000" fo:border-right="none" fo:border-top="0.5pt solid #000000" fo:border-bottom="0.5pt solid #000000">
        <style:background-image/>
      </style:table-cell-properties>
    </style:style>
    <style:style style:name="表1.E1" style:family="table-cell">
      <style:table-cell-properties style:vertical-align="middle" fo:background-color="transparent" fo:padding-left="0.175cm" fo:padding-right="0.175cm" fo:padding-top="0cm" fo:padding-bottom="0cm" fo:border-left="0.5pt solid #000000" fo:border-right="none" fo:border-top="0.5pt solid #000000" fo:border-bottom="0.5pt solid #000000" style:writing-mode="tb-rl">
        <style:background-image/>
      </style:table-cell-properties>
    </style:style>
    <style:style style:name="表1.J1" style:family="table-cell">
      <style:table-cell-properties style:vertical-align="middle" fo:background-color="transparent" fo:padding-left="0.175cm" fo:padding-right="0.175cm" fo:padding-top="0cm" fo:padding-bottom="0cm" fo:border="0.5pt solid #000000">
        <style:background-image/>
      </style:table-cell-properties>
    </style:style>
    <style:style style:name="表1.2" style:family="table-row">
      <style:table-row-properties style:min-row-height="0.55cm" fo:keep-together="auto"/>
    </style:style>
    <style:style style:name="表1.B2"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1.C2"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1.D2"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1.J2" style:family="table-cell">
      <style:table-cell-properties style:vertical-align="middle" fo:background-color="transparent" fo:padding-left="0.175cm" fo:padding-right="0.175cm" fo:padding-top="0cm" fo:padding-bottom="0cm" fo:border="0.5pt solid #000000">
        <style:background-image/>
      </style:table-cell-properties>
    </style:style>
    <style:style style:name="表1.3" style:family="table-row">
      <style:table-row-properties style:min-row-height="0.374cm" fo:keep-together="auto"/>
    </style:style>
    <style:style style:name="表1.B3"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1.C3"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1.D3"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1.H3"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1.J3" style:family="table-cell">
      <style:table-cell-properties style:vertical-align="middle" fo:background-color="transparent" fo:padding-left="0.175cm" fo:padding-right="0.175cm" fo:padding-top="0cm" fo:padding-bottom="0cm" fo:border="0.5pt solid #000000">
        <style:background-image/>
      </style:table-cell-properties>
    </style:style>
    <style:style style:name="表2" style:family="table">
      <style:table-properties style:width="26.899cm" fo:margin-left="0.183cm" fo:margin-top="0cm" fo:margin-bottom="0cm" table:align="left" style:writing-mode="lr-tb"/>
    </style:style>
    <style:style style:name="表2.A" style:family="table-column">
      <style:table-column-properties style:column-width="1.109cm"/>
    </style:style>
    <style:style style:name="表2.B" style:family="table-column">
      <style:table-column-properties style:column-width="3.186cm"/>
    </style:style>
    <style:style style:name="表2.C" style:family="table-column">
      <style:table-column-properties style:column-width="6.498cm"/>
    </style:style>
    <style:style style:name="表2.D" style:family="table-column">
      <style:table-column-properties style:column-width="4.949cm"/>
    </style:style>
    <style:style style:name="表2.E" style:family="table-column">
      <style:table-column-properties style:column-width="6.117cm"/>
    </style:style>
    <style:style style:name="表2.F" style:family="table-column">
      <style:table-column-properties style:column-width="2.223cm"/>
    </style:style>
    <style:style style:name="表2.G" style:family="table-column">
      <style:table-column-properties style:column-width="1.296cm"/>
    </style:style>
    <style:style style:name="表2.H" style:family="table-column">
      <style:table-column-properties style:column-width="1.52cm"/>
    </style:style>
    <style:style style:name="表2.1" style:family="table-row">
      <style:table-row-properties style:min-row-height="0.503cm" fo:keep-together="auto"/>
    </style:style>
    <style:style style:name="表2.A1" style:family="table-cell">
      <style:table-cell-properties style:vertical-align="middle" fo:background-color="transparent" fo:padding-left="0.175cm" fo:padding-right="0.175cm" fo:padding-top="0cm" fo:padding-bottom="0cm" fo:border-left="0.5pt solid #000000" fo:border-right="none" fo:border-top="0.5pt solid #000000" fo:border-bottom="0.5pt solid #000000">
        <style:background-image/>
      </style:table-cell-properties>
    </style:style>
    <style:style style:name="表2.E1" style:family="table-cell">
      <style:table-cell-properties style:vertical-align="middle" fo:background-color="transparent" fo:padding-left="0.175cm" fo:padding-right="0.175cm" fo:padding-top="0cm" fo:padding-bottom="0cm" fo:border="0.5pt solid #000000">
        <style:background-image/>
      </style:table-cell-properties>
    </style:style>
    <style:style style:name="表2.3" style:family="table-row">
      <style:table-row-properties style:min-row-height="1.191cm" fo:keep-together="auto"/>
    </style:style>
    <style:style style:name="表3" style:family="table" style:master-page-name="Converted1">
      <style:table-properties style:width="26.928cm" fo:margin-left="0.183cm" fo:margin-top="0cm" fo:margin-bottom="0cm" style:page-number="95" table:align="left" style:writing-mode="lr-tb"/>
    </style:style>
    <style:style style:name="表3.A" style:family="table-column">
      <style:table-column-properties style:column-width="6.481cm"/>
    </style:style>
    <style:style style:name="表3.B" style:family="table-column">
      <style:table-column-properties style:column-width="3.334cm"/>
    </style:style>
    <style:style style:name="表3.C" style:family="table-column">
      <style:table-column-properties style:column-width="4.004cm"/>
    </style:style>
    <style:style style:name="表3.D" style:family="table-column">
      <style:table-column-properties style:column-width="5.078cm"/>
    </style:style>
    <style:style style:name="表3.E" style:family="table-column">
      <style:table-column-properties style:column-width="0.9cm"/>
    </style:style>
    <style:style style:name="表3.F" style:family="table-column">
      <style:table-column-properties style:column-width="1.402cm"/>
    </style:style>
    <style:style style:name="表3.G" style:family="table-column">
      <style:table-column-properties style:column-width="0.857cm"/>
    </style:style>
    <style:style style:name="表3.H" style:family="table-column">
      <style:table-column-properties style:column-width="2.245cm"/>
    </style:style>
    <style:style style:name="表3.I" style:family="table-column">
      <style:table-column-properties style:column-width="0.993cm"/>
    </style:style>
    <style:style style:name="表3.J" style:family="table-column">
      <style:table-column-properties style:column-width="1.633cm"/>
    </style:style>
    <style:style style:name="表3.1" style:family="table-row">
      <style:table-row-properties style:min-row-height="0.953cm" fo:keep-together="auto"/>
    </style:style>
    <style:style style:name="表3.A1" style:family="table-cell">
      <style:table-cell-properties style:vertical-align="middle" fo:background-color="#ffffff" fo:padding-left="0.175cm" fo:padding-right="0.175cm" fo:padding-top="0cm" fo:padding-bottom="0cm" fo:border-left="0.5pt solid #000000" fo:border-right="none" fo:border-top="0.5pt solid #000000" fo:border-bottom="0.5pt solid #000000">
        <style:background-image/>
      </style:table-cell-properties>
    </style:style>
    <style:style style:name="表3.B1" style:family="table-cell">
      <style:table-cell-properties style:vertical-align="middle" fo:background-color="transparent" fo:padding-left="0.175cm" fo:padding-right="0.175cm" fo:padding-top="0cm" fo:padding-bottom="0cm" fo:border-left="0.5pt solid #000000" fo:border-right="none" fo:border-top="0.5pt solid #000000" fo:border-bottom="0.5pt solid #000000">
        <style:background-image/>
      </style:table-cell-properties>
    </style:style>
    <style:style style:name="表3.E1" style:family="table-cell">
      <style:table-cell-properties style:vertical-align="middle" fo:background-color="transparent" fo:padding-left="0.175cm" fo:padding-right="0.175cm" fo:padding-top="0cm" fo:padding-bottom="0cm" fo:border-left="0.5pt solid #000000" fo:border-right="none" fo:border-top="0.5pt solid #000000" fo:border-bottom="0.5pt solid #000000" style:writing-mode="tb-rl">
        <style:background-image/>
      </style:table-cell-properties>
    </style:style>
    <style:style style:name="表3.J1" style:family="table-cell">
      <style:table-cell-properties style:vertical-align="middle" fo:background-color="transparent" fo:padding-left="0.175cm" fo:padding-right="0.175cm" fo:padding-top="0cm" fo:padding-bottom="0cm" fo:border="0.5pt solid #000000">
        <style:background-image/>
      </style:table-cell-properties>
    </style:style>
    <style:style style:name="表3.2" style:family="table-row">
      <style:table-row-properties style:min-row-height="0.55cm" fo:keep-together="auto"/>
    </style:style>
    <style:style style:name="表3.B2"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3.C2"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3.D2"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3.J2" style:family="table-cell">
      <style:table-cell-properties style:vertical-align="middle" fo:background-color="transparent" fo:padding-left="0.175cm" fo:padding-right="0.175cm" fo:padding-top="0cm" fo:padding-bottom="0cm" fo:border="0.5pt solid #000000">
        <style:background-image/>
      </style:table-cell-properties>
    </style:style>
    <style:style style:name="表3.3" style:family="table-row">
      <style:table-row-properties style:min-row-height="0.374cm" fo:keep-together="auto"/>
    </style:style>
    <style:style style:name="表3.B3"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3.C3"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3.D3"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3.H3"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3.J3" style:family="table-cell">
      <style:table-cell-properties style:vertical-align="middle" fo:background-color="transparent" fo:padding-left="0.175cm" fo:padding-right="0.175cm" fo:padding-top="0cm" fo:padding-bottom="0cm" fo:border="0.5pt solid #000000">
        <style:background-image/>
      </style:table-cell-properties>
    </style:style>
    <style:style style:name="表4" style:family="table">
      <style:table-properties style:width="26.899cm" fo:margin-left="0.183cm" fo:margin-top="0cm" fo:margin-bottom="0cm" table:align="left" style:writing-mode="lr-tb"/>
    </style:style>
    <style:style style:name="表4.A" style:family="table-column">
      <style:table-column-properties style:column-width="1.108cm"/>
    </style:style>
    <style:style style:name="表4.B" style:family="table-column">
      <style:table-column-properties style:column-width="3.187cm"/>
    </style:style>
    <style:style style:name="表4.C" style:family="table-column">
      <style:table-column-properties style:column-width="6.496cm"/>
    </style:style>
    <style:style style:name="表4.D" style:family="table-column">
      <style:table-column-properties style:column-width="4.951cm"/>
    </style:style>
    <style:style style:name="表4.E" style:family="table-column">
      <style:table-column-properties style:column-width="6.117cm"/>
    </style:style>
    <style:style style:name="表4.F" style:family="table-column">
      <style:table-column-properties style:column-width="2.219cm"/>
    </style:style>
    <style:style style:name="表4.G" style:family="table-column">
      <style:table-column-properties style:column-width="1.296cm"/>
    </style:style>
    <style:style style:name="表4.H" style:family="table-column">
      <style:table-column-properties style:column-width="1.524cm"/>
    </style:style>
    <style:style style:name="表4.1" style:family="table-row">
      <style:table-row-properties style:min-row-height="0.503cm" fo:keep-together="auto"/>
    </style:style>
    <style:style style:name="表4.A1" style:family="table-cell">
      <style:table-cell-properties style:vertical-align="middle" fo:background-color="transparent" fo:padding-left="0.175cm" fo:padding-right="0.175cm" fo:padding-top="0cm" fo:padding-bottom="0cm" fo:border-left="0.5pt solid #000000" fo:border-right="none" fo:border-top="0.5pt solid #000000" fo:border-bottom="0.5pt solid #000000">
        <style:background-image/>
      </style:table-cell-properties>
    </style:style>
    <style:style style:name="表4.E1" style:family="table-cell">
      <style:table-cell-properties style:vertical-align="middle" fo:background-color="transparent" fo:padding-left="0.175cm" fo:padding-right="0.175cm" fo:padding-top="0cm" fo:padding-bottom="0cm" fo:border="0.5pt solid #000000">
        <style:background-image/>
      </style:table-cell-properties>
    </style:style>
    <style:style style:name="表4.3" style:family="table-row">
      <style:table-row-properties style:min-row-height="1.191cm" fo:keep-together="auto"/>
    </style:style>
    <style:style style:name="表4.A4"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4.H4" style:family="table-cell">
      <style:table-cell-properties style:vertical-align="middle" fo:background-color="transparent" fo:padding-left="0.175cm" fo:padding-right="0.175cm" fo:padding-top="0cm" fo:padding-bottom="0cm" fo:border-left="0.5pt solid #000000" fo:border-right="0.5pt solid #000000" fo:border-top="none" fo:border-bottom="0.5pt solid #000000">
        <style:background-image/>
      </style:table-cell-properties>
    </style:style>
    <style:style style:name="表4.25" style:family="table-row">
      <style:table-row-properties style:min-row-height="1.274cm" fo:keep-together="auto"/>
    </style:style>
    <style:style style:name="P1" style:family="paragraph" style:parent-style-name="Footer">
      <style:paragraph-properties fo:margin-left="0cm" fo:margin-right="0cm" fo:text-align="end" style:justify-single-word="false" fo:text-indent="0.635cm" style:auto-text-indent="false"/>
      <style:text-properties fo:font-size="10pt" style:font-size-asian="10pt"/>
    </style:style>
    <style:style style:name="P2" style:family="paragraph" style:parent-style-name="Footer">
      <style:paragraph-properties fo:margin-left="0.37cm" fo:margin-right="0cm" fo:orphans="0" fo:widows="0" fo:text-indent="-0.37cm" style:auto-text-indent="false">
        <style:tab-stops/>
      </style:paragraph-properties>
      <style:text-properties style:font-name="ＭＳ Ｐゴシック" fo:font-size="10pt" style:font-size-asian="10pt" style:font-name-complex="ＭＳ Ｐゴシック2"/>
    </style:style>
    <style:style style:name="P3" style:family="paragraph" style:parent-style-name="Footer">
      <style:paragraph-properties fo:margin-left="0.37cm" fo:margin-right="0cm" fo:orphans="0" fo:widows="0" fo:text-indent="-0.37cm" style:auto-text-indent="false">
        <style:tab-stops/>
      </style:paragraph-properties>
      <style:text-properties style:font-name="ＭＳ Ｐゴシック" fo:font-size="10pt" officeooo:paragraph-rsid="0018a4b1" style:font-size-asian="10pt" style:font-name-complex="ＭＳ Ｐゴシック2"/>
    </style:style>
    <style:style style:name="P4" style:family="paragraph" style:parent-style-name="Standard">
      <style:paragraph-properties fo:orphans="0" fo:widows="0"/>
      <style:text-properties style:font-name="ＭＳ Ｐゴシック" fo:font-size="10pt" style:font-size-asian="10pt" style:font-name-complex="ＭＳ Ｐゴシック2"/>
    </style:style>
    <style:style style:name="P5" style:family="paragraph" style:parent-style-name="Standard">
      <style:paragraph-properties fo:margin-left="0.011cm" fo:margin-right="0cm" fo:orphans="0" fo:widows="0" fo:text-indent="0cm" style:auto-text-indent="false"/>
      <style:text-properties style:font-name="ＭＳ Ｐゴシック" fo:font-size="10pt" style:font-size-asian="10pt" style:font-name-complex="ＭＳ Ｐゴシック2"/>
    </style:style>
    <style:style style:name="P6" style:family="paragraph" style:parent-style-name="Standard">
      <style:paragraph-properties fo:orphans="0" fo:widows="0"/>
      <style:text-properties style:font-name="ＭＳ Ｐゴシック" fo:font-size="10pt" officeooo:paragraph-rsid="00080020" style:font-size-asian="10pt" style:font-name-complex="ＭＳ Ｐゴシック2"/>
    </style:style>
    <style:style style:name="P7" style:family="paragraph" style:parent-style-name="Standard">
      <style:paragraph-properties fo:orphans="0" fo:widows="0"/>
      <style:text-properties style:font-name="ＭＳ Ｐゴシック" fo:font-size="10pt" officeooo:paragraph-rsid="000d8b6d" style:font-size-asian="10pt" style:font-name-complex="ＭＳ Ｐゴシック2"/>
    </style:style>
    <style:style style:name="P8" style:family="paragraph" style:parent-style-name="Standard">
      <style:paragraph-properties fo:orphans="0" fo:widows="0"/>
      <style:text-properties style:font-name="ＭＳ Ｐゴシック" fo:font-size="10pt" officeooo:paragraph-rsid="000dc903" style:font-size-asian="10pt" style:font-name-complex="ＭＳ Ｐゴシック2"/>
    </style:style>
    <style:style style:name="P9" style:family="paragraph" style:parent-style-name="Standard">
      <style:paragraph-properties fo:orphans="0" fo:widows="0"/>
      <style:text-properties style:font-name="ＭＳ Ｐゴシック" fo:font-size="10pt" officeooo:paragraph-rsid="000f7582" style:font-size-asian="10pt" style:font-name-complex="ＭＳ Ｐゴシック2"/>
    </style:style>
    <style:style style:name="P10" style:family="paragraph" style:parent-style-name="Standard">
      <style:paragraph-properties fo:orphans="0" fo:widows="0"/>
      <style:text-properties style:font-name="ＭＳ Ｐゴシック" fo:font-size="10pt" officeooo:paragraph-rsid="001112be" style:font-size-asian="10pt" style:font-name-complex="ＭＳ Ｐゴシック2"/>
    </style:style>
    <style:style style:name="P11"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style:font-size-asian="10pt" style:font-name-complex="ＭＳ Ｐゴシック2"/>
    </style:style>
    <style:style style:name="P12" style:family="paragraph" style:parent-style-name="Standard">
      <style:paragraph-properties fo:text-align="center" style:justify-single-word="false" fo:orphans="0" fo:widows="0"/>
      <style:text-properties style:font-name="ＭＳ Ｐゴシック" fo:font-size="10pt" style:font-size-asian="10pt" style:font-name-complex="ＭＳ Ｐゴシック2"/>
    </style:style>
    <style:style style:name="P13" style:family="paragraph" style:parent-style-name="Footer">
      <style:paragraph-properties fo:margin-left="0.37cm" fo:margin-right="0cm" fo:text-align="center" style:justify-single-word="false" fo:orphans="0" fo:widows="0" fo:text-indent="-0.37cm" style:auto-text-indent="false">
        <style:tab-stops/>
      </style:paragraph-properties>
      <style:text-properties style:font-name="ＭＳ Ｐゴシック" fo:font-size="10pt" officeooo:paragraph-rsid="00184dc4" style:font-size-asian="10pt" style:font-name-complex="ＭＳ Ｐゴシック2"/>
    </style:style>
    <style:style style:name="P14"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paragraph-rsid="000d8b6d" style:font-size-asian="10pt" style:font-name-complex="ＭＳ Ｐゴシック2"/>
    </style:style>
    <style:style style:name="P15"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paragraph-rsid="000dc903" style:font-size-asian="10pt" style:font-name-complex="ＭＳ Ｐゴシック2"/>
    </style:style>
    <style:style style:name="P16"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paragraph-rsid="00171c4b" style:font-size-asian="10pt" style:font-name-complex="ＭＳ Ｐゴシック2"/>
    </style:style>
    <style:style style:name="P17"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rsid="00062740" officeooo:paragraph-rsid="00062740" style:font-size-asian="10pt" style:font-name-complex="ＭＳ Ｐゴシック2"/>
    </style:style>
    <style:style style:name="P18"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rsid="00062740" officeooo:paragraph-rsid="000d8b6d" style:font-size-asian="10pt" style:font-name-complex="ＭＳ Ｐゴシック2"/>
    </style:style>
    <style:style style:name="P19" style:family="paragraph" style:parent-style-name="Standard">
      <style:paragraph-properties fo:orphans="0" fo:widows="0"/>
      <style:text-properties style:font-name="ＭＳ Ｐゴシック" fo:font-size="10pt" officeooo:rsid="00062740" officeooo:paragraph-rsid="0008053a" style:font-size-asian="10pt" style:font-name-complex="ＭＳ Ｐゴシック2"/>
    </style:style>
    <style:style style:name="P20" style:family="paragraph" style:parent-style-name="Standard">
      <style:paragraph-properties fo:orphans="0" fo:widows="0"/>
      <style:text-properties style:font-name="ＭＳ Ｐゴシック" fo:font-size="10pt" officeooo:rsid="00062740" officeooo:paragraph-rsid="00063777" style:font-size-asian="10pt" style:font-name-complex="ＭＳ Ｐゴシック2"/>
    </style:style>
    <style:style style:name="P21" style:family="paragraph" style:parent-style-name="Standard">
      <style:paragraph-properties fo:orphans="0" fo:widows="0"/>
      <style:text-properties style:font-name="ＭＳ Ｐゴシック" fo:font-size="10pt" officeooo:rsid="00062740" officeooo:paragraph-rsid="0012c041" style:font-size-asian="10pt" style:font-name-complex="ＭＳ Ｐゴシック2"/>
    </style:style>
    <style:style style:name="P22" style:family="paragraph" style:parent-style-name="Standard">
      <style:paragraph-properties fo:orphans="0" fo:widows="0"/>
      <style:text-properties style:font-name="ＭＳ Ｐゴシック" fo:font-size="10pt" officeooo:rsid="00062740" officeooo:paragraph-rsid="00132a8e" style:font-size-asian="10pt" style:font-name-complex="ＭＳ Ｐゴシック2"/>
    </style:style>
    <style:style style:name="P23" style:family="paragraph" style:parent-style-name="Standard">
      <style:paragraph-properties fo:orphans="0" fo:widows="0"/>
      <style:text-properties style:font-name="ＭＳ Ｐゴシック" fo:font-size="10pt" officeooo:rsid="00062740" officeooo:paragraph-rsid="0018a4b1" style:font-size-asian="10pt" style:font-name-complex="ＭＳ Ｐゴシック2"/>
    </style:style>
    <style:style style:name="P24" style:family="paragraph" style:parent-style-name="Standard">
      <style:paragraph-properties fo:orphans="0" fo:widows="0"/>
      <style:text-properties style:font-name="ＭＳ Ｐゴシック" fo:font-size="10pt" officeooo:rsid="00063777" officeooo:paragraph-rsid="00063777" style:font-size-asian="10pt" style:font-name-complex="ＭＳ Ｐゴシック2"/>
    </style:style>
    <style:style style:name="P25" style:family="paragraph" style:parent-style-name="Standard">
      <style:paragraph-properties fo:orphans="0" fo:widows="0"/>
      <style:text-properties style:font-name="ＭＳ Ｐゴシック" fo:font-size="10pt" officeooo:rsid="00063777" officeooo:paragraph-rsid="000f15b1" style:font-size-asian="10pt" style:font-name-complex="ＭＳ Ｐゴシック2"/>
    </style:style>
    <style:style style:name="P26" style:family="paragraph" style:parent-style-name="Standard">
      <style:paragraph-properties fo:orphans="0" fo:widows="0"/>
      <style:text-properties style:font-name="ＭＳ Ｐゴシック" fo:font-size="10pt" officeooo:rsid="00080020" style:font-size-asian="10pt" style:font-name-complex="ＭＳ Ｐゴシック2"/>
    </style:style>
    <style:style style:name="P27"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rsid="00080020" officeooo:paragraph-rsid="00080020" style:font-size-asian="10pt" style:font-name-complex="ＭＳ Ｐゴシック2"/>
    </style:style>
    <style:style style:name="P28" style:family="paragraph" style:parent-style-name="Standard">
      <style:paragraph-properties fo:orphans="0" fo:widows="0"/>
      <style:text-properties style:font-name="ＭＳ Ｐゴシック" fo:font-size="10pt" officeooo:rsid="0008053a" officeooo:paragraph-rsid="0008053a" style:font-size-asian="10pt" style:font-name-complex="ＭＳ Ｐゴシック2"/>
    </style:style>
    <style:style style:name="P29"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rsid="0008053a" officeooo:paragraph-rsid="0008053a" style:font-size-asian="10pt" style:font-name-complex="ＭＳ Ｐゴシック2"/>
    </style:style>
    <style:style style:name="P30"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rsid="000c3d67" officeooo:paragraph-rsid="000c3d67" style:font-size-asian="10pt" style:font-name-complex="ＭＳ Ｐゴシック2"/>
    </style:style>
    <style:style style:name="P31" style:family="paragraph" style:parent-style-name="Footer">
      <style:paragraph-properties fo:margin-left="0.37cm" fo:margin-right="0cm" fo:orphans="0" fo:widows="0" fo:text-indent="-0.37cm" style:auto-text-indent="false">
        <style:tab-stops/>
      </style:paragraph-properties>
      <style:text-properties style:font-name="ＭＳ Ｐゴシック" fo:font-size="10pt" officeooo:rsid="00184dc4" officeooo:paragraph-rsid="00184dc4" style:font-size-asian="10pt" style:font-name-complex="ＭＳ Ｐゴシック2"/>
    </style:style>
    <style:style style:name="P32"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rsid="0010cdc5" officeooo:paragraph-rsid="0010cdc5" style:font-size-asian="10pt" style:font-name-complex="ＭＳ Ｐゴシック2"/>
    </style:style>
    <style:style style:name="P33"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rsid="001112be" officeooo:paragraph-rsid="001112be" style:font-size-asian="10pt" style:font-name-complex="ＭＳ Ｐゴシック2"/>
    </style:style>
    <style:style style:name="P34" style:family="paragraph" style:parent-style-name="Standard">
      <style:paragraph-properties fo:orphans="0" fo:widows="0"/>
      <style:text-properties style:font-name="ＭＳ Ｐゴシック" fo:font-size="10pt" officeooo:rsid="00118718" officeooo:paragraph-rsid="00118718" style:font-size-asian="10pt" style:font-name-complex="ＭＳ Ｐゴシック2"/>
    </style:style>
    <style:style style:name="P35"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rsid="00171c4b" officeooo:paragraph-rsid="00171c4b" style:font-size-asian="10pt" style:font-name-complex="ＭＳ Ｐゴシック2"/>
    </style:style>
    <style:style style:name="P36" style:family="paragraph" style:parent-style-name="Standard">
      <style:paragraph-properties fo:text-align="center" style:justify-single-word="false" fo:orphans="0" fo:widows="0" style:snap-to-layout-grid="false"/>
      <style:text-properties style:font-name="ＭＳ Ｐゴシック" fo:font-size="11pt" style:font-size-asian="11pt" style:font-name-complex="ＭＳ Ｐゴシック2"/>
    </style:style>
    <style:style style:name="P37" style:family="paragraph" style:parent-style-name="Standard">
      <style:paragraph-properties fo:orphans="0" fo:widows="0" style:snap-to-layout-grid="false"/>
      <style:text-properties style:font-name="ＭＳ Ｐゴシック" fo:font-size="11pt" style:font-size-asian="11pt" style:font-name-complex="ＭＳ Ｐゴシック2"/>
    </style:style>
    <style:style style:name="P38" style:family="paragraph" style:parent-style-name="Footer">
      <style:paragraph-properties fo:orphans="0" fo:widows="0">
        <style:tab-stops/>
      </style:paragraph-properties>
      <style:text-properties style:font-name="ＭＳ Ｐゴシック" fo:font-size="11pt" style:font-size-asian="11pt" style:font-name-complex="ＭＳ Ｐゴシック2"/>
    </style:style>
    <style:style style:name="P39" style:family="paragraph" style:parent-style-name="Standard">
      <style:paragraph-properties fo:text-align="center" style:justify-single-word="false" fo:orphans="0" fo:widows="0"/>
      <style:text-properties style:font-name="ＭＳ Ｐゴシック" fo:font-size="11pt" style:font-size-asian="11pt" style:font-name-complex="ＭＳ 明朝1"/>
    </style:style>
    <style:style style:name="P40" style:family="paragraph" style:parent-style-name="Standard">
      <style:paragraph-properties fo:margin-left="0.199cm" fo:margin-right="0.199cm" fo:text-align="center" style:justify-single-word="false" fo:orphans="0" fo:widows="0" fo:text-indent="0cm" style:auto-text-indent="false"/>
      <style:text-properties style:font-name="ＭＳ Ｐゴシック" fo:font-size="11pt" style:font-size-asian="11pt" style:font-name-complex="ＭＳ 明朝1"/>
    </style:style>
    <style:style style:name="P41" style:family="paragraph" style:parent-style-name="Standard">
      <style:paragraph-properties fo:margin-left="0cm" fo:margin-right="0.37cm" fo:text-align="end" style:justify-single-word="false" fo:text-indent="0cm" style:auto-text-indent="false"/>
      <style:text-properties style:font-name="ＭＳ Ｐゴシック" style:font-name-complex="ＭＳ Ｐゴシック2" style:font-weight-complex="bold"/>
    </style:style>
    <style:style style:name="P42" style:family="paragraph" style:parent-style-name="Standard">
      <style:paragraph-properties fo:text-align="center" style:justify-single-word="false" fo:orphans="0" fo:widows="0"/>
      <style:text-properties style:font-name="ＭＳ Ｐゴシック" style:font-name-complex="ＭＳ Ｐゴシック2"/>
    </style:style>
    <style:style style:name="P43" style:family="paragraph" style:parent-style-name="Standard">
      <style:paragraph-properties fo:margin-left="0.145cm" fo:margin-right="0cm" fo:text-align="center" style:justify-single-word="false" fo:orphans="0" fo:widows="0" fo:text-indent="0cm" style:auto-text-indent="false"/>
      <style:text-properties style:font-name="ＭＳ Ｐゴシック" style:font-name-complex="ＭＳ Ｐゴシック2"/>
    </style:style>
    <style:style style:name="P44" style:family="paragraph" style:parent-style-name="Standard">
      <style:paragraph-properties fo:text-align="center" style:justify-single-word="false" fo:orphans="0" fo:widows="0"/>
      <style:text-properties style:font-name="ＭＳ Ｐゴシック" fo:font-size="12pt" style:font-size-asian="12pt" style:font-name-complex="ＭＳ 明朝1"/>
    </style:style>
    <style:style style:name="P45" style:family="paragraph" style:parent-style-name="Standard">
      <style:paragraph-properties fo:text-align="center" style:justify-single-word="false" fo:orphans="0" fo:widows="0"/>
    </style:style>
    <style:style style:name="P46" style:family="paragraph" style:parent-style-name="Standard">
      <style:text-properties style:font-name="ＭＳ 明朝" fo:font-size="11pt" style:font-name-asian="ＭＳ 明朝1" style:font-size-asian="11pt" style:font-name-complex="ＭＳ 明朝1"/>
    </style:style>
    <style:style style:name="P47" style:family="paragraph" style:parent-style-name="Standard">
      <style:paragraph-properties fo:text-align="center" style:justify-single-word="false" fo:orphans="0" fo:widows="0" style:snap-to-layout-grid="false"/>
      <style:text-properties style:font-name="ＭＳ 明朝" fo:font-size="11pt" style:font-size-asian="11pt" style:font-name-complex="ＭＳ 明朝1"/>
    </style:style>
    <style:style style:name="P48" style:family="paragraph" style:parent-style-name="Heading_20_1">
      <style:paragraph-properties fo:margin-left="0cm" fo:margin-right="0cm" fo:orphans="0" fo:widows="0" fo:text-indent="0cm" style:auto-text-indent="false"/>
      <style:text-properties fo:font-variant="normal" fo:text-transform="none" fo:color="#000000" loext:opacity="100%" style:font-name="ＭＳ Ｐゴシック" fo:font-size="10pt" fo:letter-spacing="normal" style:font-name-asian="ＭＳ Ｐゴシック1" style:font-size-asian="10pt" style:font-style-asian="normal" style:font-weight-asian="normal" style:font-name-complex="ＭＳ Ｐゴシック2"/>
    </style:style>
    <style:style style:name="P49" style:family="paragraph" style:parent-style-name="Heading_20_1">
      <style:paragraph-properties fo:margin-left="0.011cm" fo:margin-right="0cm" fo:orphans="0" fo:widows="0" fo:text-indent="0cm" style:auto-text-indent="false"/>
      <style:text-properties fo:font-variant="normal" fo:text-transform="none" fo:color="#000000" loext:opacity="100%" style:font-name="ＭＳ Ｐゴシック" fo:font-size="10pt" fo:letter-spacing="normal" style:font-name-asian="ＭＳ Ｐゴシック1" style:font-size-asian="10pt" style:font-style-asian="normal" style:font-weight-asian="normal" style:font-name-complex="ＭＳ Ｐゴシック2"/>
    </style:style>
    <style:style style:name="P50" style:family="paragraph" style:parent-style-name="Heading_20_1">
      <style:paragraph-properties fo:margin-left="0cm" fo:margin-right="0cm" fo:orphans="0" fo:widows="0" fo:text-indent="0cm" style:auto-text-indent="false"/>
      <style:text-properties fo:font-variant="normal" fo:text-transform="none" fo:color="#000000" loext:opacity="100%" style:font-name="ＭＳ Ｐゴシック" fo:font-size="10pt" fo:letter-spacing="normal" officeooo:paragraph-rsid="000d8b6d" style:font-name-asian="ＭＳ Ｐゴシック1" style:font-size-asian="10pt" style:font-style-asian="normal" style:font-weight-asian="normal" style:font-name-complex="ＭＳ Ｐゴシック2"/>
    </style:style>
    <style:style style:name="P51" style:family="paragraph" style:parent-style-name="Heading_20_1">
      <style:paragraph-properties fo:margin-left="0cm" fo:margin-right="0cm" fo:orphans="0" fo:widows="0" fo:text-indent="0cm" style:auto-text-indent="false"/>
      <style:text-properties fo:font-variant="normal" fo:text-transform="none" fo:color="#000000" loext:opacity="100%" style:font-name="ＭＳ Ｐゴシック" fo:font-size="10pt" fo:letter-spacing="normal" officeooo:paragraph-rsid="000dc903" style:font-name-asian="ＭＳ Ｐゴシック1" style:font-size-asian="10pt" style:font-style-asian="normal" style:font-weight-asian="normal" style:font-name-complex="ＭＳ Ｐゴシック2"/>
    </style:style>
    <style:style style:name="P52" style:family="paragraph" style:parent-style-name="Heading_20_1">
      <style:paragraph-properties fo:margin-left="0cm" fo:margin-right="0cm" fo:orphans="0" fo:widows="0" fo:text-indent="0cm" style:auto-text-indent="false"/>
      <style:text-properties fo:font-variant="normal" fo:text-transform="none" fo:color="#000000" loext:opacity="100%" style:font-name="ＭＳ Ｐゴシック" fo:font-size="10pt" fo:letter-spacing="normal" officeooo:paragraph-rsid="0012c041" style:font-name-asian="ＭＳ Ｐゴシック1" style:font-size-asian="10pt" style:font-style-asian="normal" style:font-weight-asian="normal" style:font-name-complex="ＭＳ Ｐゴシック2"/>
    </style:style>
    <style:style style:name="P53" style:family="paragraph" style:parent-style-name="Heading_20_1">
      <style:paragraph-properties fo:margin-left="0cm" fo:margin-right="0cm" fo:orphans="0" fo:widows="0" fo:text-indent="0cm" style:auto-text-indent="false"/>
      <style:text-properties fo:font-variant="normal" fo:text-transform="none" fo:color="#000000" loext:opacity="100%" style:font-name="ＭＳ Ｐゴシック" fo:font-size="10pt" fo:letter-spacing="normal" officeooo:paragraph-rsid="0014a8fc" style:font-name-asian="ＭＳ Ｐゴシック1" style:font-size-asian="10pt" style:font-style-asian="normal" style:font-weight-asian="normal" style:font-name-complex="ＭＳ Ｐゴシック2"/>
    </style:style>
    <style:style style:name="T1" style:family="text">
      <style:text-properties officeooo:rsid="00062740"/>
    </style:style>
    <style:style style:name="T2" style:family="text">
      <style:text-properties officeooo:rsid="000dc903"/>
    </style:style>
    <style:style style:name="T3" style:family="text">
      <style:text-properties officeooo:rsid="00132a8e"/>
    </style:style>
    <style:style style:name="T4" style:family="text">
      <style:text-properties officeooo:rsid="001548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column table:style-name="表1.D"/>
        <table:table-column table:style-name="表1.E"/>
        <table:table-column table:style-name="表1.F"/>
        <table:table-column table:style-name="表1.G"/>
        <table:table-column table:style-name="表1.H"/>
        <table:table-column table:style-name="表1.I"/>
        <table:table-column table:style-name="表1.J"/>
        <table:table-row table:style-name="表1.1">
          <table:table-cell table:style-name="表1.A1" table:number-rows-spanned="3" office:value-type="string">
            <text:p text:style-name="P44">結合テスト仕様書</text:p>
            <text:p text:style-name="P44">兼成績書</text:p>
          </table:table-cell>
          <table:table-cell table:style-name="表1.B1" office:value-type="string">
            <text:p text:style-name="P39">システム名</text:p>
          </table:table-cell>
          <table:table-cell table:style-name="表1.B1" office:value-type="string">
            <text:p text:style-name="P39">ユースケース名</text:p>
          </table:table-cell>
          <table:table-cell table:style-name="表1.B1" office:value-type="string">
            <text:p text:style-name="P39">グループ名</text:p>
          </table:table-cell>
          <table:table-cell table:style-name="表1.E1" table:number-rows-spanned="3" office:value-type="string">
            <text:p text:style-name="P40">承認印</text:p>
          </table:table-cell>
          <table:table-cell table:style-name="表1.B1" table:number-rows-spanned="3" office:value-type="string">
            <text:p text:style-name="P36"/>
          </table:table-cell>
          <table:table-cell table:style-name="表1.E1" table:number-rows-spanned="3" office:value-type="string">
            <text:p text:style-name="P40">作成日</text:p>
          </table:table-cell>
          <table:table-cell table:style-name="表1.B1" table:number-rows-spanned="2" office:value-type="string">
            <text:p text:style-name="P37"/>
          </table:table-cell>
          <table:table-cell table:style-name="表1.E1" table:number-rows-spanned="3" office:value-type="string">
            <text:p text:style-name="P40">担当</text:p>
          </table:table-cell>
          <table:table-cell table:style-name="表1.J1" table:number-rows-spanned="3" office:value-type="string">
            <text:p text:style-name="P36"/>
          </table:table-cell>
        </table:table-row>
        <table:table-row table:style-name="表1.2">
          <table:covered-table-cell table:style-name="表1.A1"/>
          <table:table-cell table:style-name="表1.B2" table:number-rows-spanned="2" office:value-type="string">
            <text:p text:style-name="P45"/>
          </table:table-cell>
          <table:table-cell table:style-name="表1.C2" table:number-rows-spanned="2" office:value-type="string">
            <text:p text:style-name="P45"/>
          </table:table-cell>
          <table:table-cell table:style-name="表1.D2" table:number-rows-spanned="2" office:value-type="string">
            <text:p text:style-name="P47"/>
          </table:table-cell>
          <table:covered-table-cell table:style-name="表1.E1"/>
          <table:covered-table-cell table:style-name="表1.B1"/>
          <table:covered-table-cell table:style-name="表1.E1"/>
          <table:covered-table-cell table:style-name="表1.B1"/>
          <table:covered-table-cell table:style-name="表1.E1"/>
          <table:covered-table-cell table:style-name="表1.J2"/>
        </table:table-row>
        <table:table-row table:style-name="表1.3">
          <table:covered-table-cell table:style-name="表1.A1"/>
          <table:covered-table-cell table:style-name="表1.B3"/>
          <table:covered-table-cell table:style-name="表1.C3"/>
          <table:covered-table-cell table:style-name="表1.D3"/>
          <table:covered-table-cell table:style-name="表1.E1"/>
          <table:covered-table-cell table:style-name="表1.B1"/>
          <table:covered-table-cell table:style-name="表1.E1"/>
          <table:table-cell table:style-name="表1.H3" office:value-type="string">
            <text:p text:style-name="P38">ver.</text:p>
          </table:table-cell>
          <table:covered-table-cell table:style-name="表1.E1"/>
          <table:covered-table-cell table:style-name="表1.J3"/>
        </table:table-row>
      </table:table>
      <text:p text:style-name="P46"/>
      <table:table table:name="表2" table:style-name="表2">
        <table:table-column table:style-name="表2.A"/>
        <table:table-column table:style-name="表2.B"/>
        <table:table-column table:style-name="表2.C"/>
        <table:table-column table:style-name="表2.D"/>
        <table:table-column table:style-name="表2.E"/>
        <table:table-column table:style-name="表2.F"/>
        <table:table-column table:style-name="表2.G"/>
        <table:table-column table:style-name="表2.H"/>
        <table:table-row table:style-name="表2.1">
          <table:table-cell table:style-name="表2.A1" table:number-rows-spanned="2" office:value-type="string">
            <text:p text:style-name="P42">No.</text:p>
          </table:table-cell>
          <table:table-cell table:style-name="表2.A1" table:number-rows-spanned="2" office:value-type="string">
            <text:p text:style-name="P42">テストケース番号</text:p>
          </table:table-cell>
          <table:table-cell table:style-name="表2.A1" table:number-rows-spanned="2" office:value-type="string">
            <text:p text:style-name="P43">テスト項目</text:p>
          </table:table-cell>
          <table:table-cell table:style-name="表2.A1" table:number-rows-spanned="2" office:value-type="string">
            <text:p text:style-name="P42">テストデータ</text:p>
          </table:table-cell>
          <table:table-cell table:style-name="表2.E1" table:number-columns-spanned="4" office:value-type="string">
            <text:p text:style-name="P42">結果確認</text:p>
          </table:table-cell>
          <table:covered-table-cell/>
          <table:covered-table-cell/>
          <table:covered-table-cell/>
        </table:table-row>
        <table:table-row table:style-name="表2.1">
          <table:covered-table-cell table:style-name="表2.A1"/>
          <table:covered-table-cell table:style-name="表2.A1"/>
          <table:covered-table-cell table:style-name="表2.A1"/>
          <table:covered-table-cell table:style-name="表2.A1"/>
          <table:table-cell table:style-name="表2.A1" office:value-type="string">
            <text:p text:style-name="P45">確認方法</text:p>
          </table:table-cell>
          <table:table-cell table:style-name="表2.A1" office:value-type="string">
            <text:p text:style-name="P45">確認日</text:p>
          </table:table-cell>
          <table:table-cell table:style-name="表2.A1" office:value-type="string">
            <text:p text:style-name="P45">ﾁｪｯｸ</text:p>
          </table:table-cell>
          <table:table-cell table:style-name="表2.E1" office:value-type="string">
            <text:p text:style-name="P45">確認者</text:p>
          </table:table-cell>
        </table:table-row>
        <table:table-row table:style-name="表2.3">
          <table:table-cell table:style-name="表2.A1" office:value-type="string">
            <text:p text:style-name="P11">1</text:p>
          </table:table-cell>
          <table:table-cell table:style-name="表2.A1" office:value-type="string">
            <text:p text:style-name="P4">UC104-01</text:p>
          </table:table-cell>
          <table:table-cell table:style-name="表2.A1" office:value-type="string">
            <text:p text:style-name="P4">会員検索画面に会員IDを入力しないで、検索ボタンを押下する。</text:p>
          </table:table-cell>
          <table:table-cell table:style-name="表2.A1" office:value-type="string">
            <text:p text:style-name="P2"/>
          </table:table-cell>
          <table:table-cell table:style-name="表2.A1" office:value-type="string">
            <text:p text:style-name="P5">会員検索画面に登録されている全会員の情報が表示されることを確認すす。</text:p>
          </table:table-cell>
          <table:table-cell table:style-name="表2.A1" office:value-type="string">
            <text:p text:style-name="P11">20xx/8/6</text:p>
          </table:table-cell>
          <table:table-cell table:style-name="表2.A1" office:value-type="string">
            <text:p text:style-name="P12">○</text:p>
          </table:table-cell>
          <table:table-cell table:style-name="表2.E1" office:value-type="string">
            <text:p text:style-name="P11">鈴木</text:p>
          </table:table-cell>
        </table:table-row>
        <table:table-row table:style-name="表2.3">
          <table:table-cell table:style-name="表2.A1" office:value-type="string">
            <text:p text:style-name="P11">2</text:p>
          </table:table-cell>
          <table:table-cell table:style-name="表2.A1" office:value-type="string">
            <text:p text:style-name="P4">UC104-02</text:p>
          </table:table-cell>
          <table:table-cell table:style-name="表2.A1" office:value-type="string">
            <text:p text:style-name="P4">会員検索画面に会員IDを入力し、検索ボタンを押下する。</text:p>
          </table:table-cell>
          <table:table-cell table:style-name="表2.A1" office:value-type="string">
            <text:p text:style-name="P4">会員ID：1（以前に登録してある会員ID）</text:p>
          </table:table-cell>
          <table:table-cell table:style-name="表2.A1" office:value-type="string">
            <text:p text:style-name="P5">会員検索画面に会員ID1の会員情報が表示されることを確認する。</text:p>
          </table:table-cell>
          <table:table-cell table:style-name="表2.A1" office:value-type="string">
            <text:p text:style-name="P11">20xx/8/6</text:p>
          </table:table-cell>
          <table:table-cell table:style-name="表2.A1" office:value-type="string">
            <text:p text:style-name="P12">○</text:p>
          </table:table-cell>
          <table:table-cell table:style-name="表2.E1" office:value-type="string">
            <text:p text:style-name="P11">鈴木</text:p>
          </table:table-cell>
        </table:table-row>
        <table:table-row table:style-name="表2.3">
          <table:table-cell table:style-name="表2.A1" office:value-type="string">
            <text:p text:style-name="P11"/>
          </table:table-cell>
          <table:table-cell table:style-name="表2.A1" office:value-type="string">
            <text:p text:style-name="P4"/>
          </table:table-cell>
          <table:table-cell table:style-name="表2.A1" office:value-type="string">
            <text:p text:style-name="P4"/>
          </table:table-cell>
          <table:table-cell table:style-name="表2.A1" office:value-type="string">
            <text:p text:style-name="P4"/>
          </table:table-cell>
          <table:table-cell table:style-name="表2.A1" office:value-type="string">
            <text:p text:style-name="P5"/>
          </table:table-cell>
          <table:table-cell table:style-name="表2.A1" office:value-type="string">
            <text:p text:style-name="P11"/>
          </table:table-cell>
          <table:table-cell table:style-name="表2.A1" office:value-type="string">
            <text:p text:style-name="P12"/>
          </table:table-cell>
          <table:table-cell table:style-name="表2.E1" office:value-type="string">
            <text:p text:style-name="P11"/>
          </table:table-cell>
        </table:table-row>
        <table:table-row table:style-name="表2.3">
          <table:table-cell table:style-name="表2.A1" office:value-type="string">
            <text:p text:style-name="P11"/>
          </table:table-cell>
          <table:table-cell table:style-name="表2.A1" office:value-type="string">
            <text:p text:style-name="P4"/>
          </table:table-cell>
          <table:table-cell table:style-name="表2.A1" office:value-type="string">
            <text:p text:style-name="P4"/>
          </table:table-cell>
          <table:table-cell table:style-name="表2.A1" office:value-type="string">
            <text:p text:style-name="P4"/>
          </table:table-cell>
          <table:table-cell table:style-name="表2.A1" office:value-type="string">
            <text:p text:style-name="P5"/>
          </table:table-cell>
          <table:table-cell table:style-name="表2.A1" office:value-type="string">
            <text:p text:style-name="P11"/>
          </table:table-cell>
          <table:table-cell table:style-name="表2.A1" office:value-type="string">
            <text:p text:style-name="P12"/>
          </table:table-cell>
          <table:table-cell table:style-name="表2.E1" office:value-type="string">
            <text:p text:style-name="P11"/>
          </table:table-cell>
        </table:table-row>
      </table:table>
      <text:p text:style-name="P41"/>
      <text:p text:style-name="Standard"/>
      <table:table table:name="表3" table:style-name="表3">
        <table:table-column table:style-name="表3.A"/>
        <table:table-column table:style-name="表3.B"/>
        <table:table-column table:style-name="表3.C"/>
        <table:table-column table:style-name="表3.D"/>
        <table:table-column table:style-name="表3.E"/>
        <table:table-column table:style-name="表3.F"/>
        <table:table-column table:style-name="表3.G"/>
        <table:table-column table:style-name="表3.H"/>
        <table:table-column table:style-name="表3.I"/>
        <table:table-column table:style-name="表3.J"/>
        <table:table-row table:style-name="表3.1">
          <table:table-cell table:style-name="表3.A1" table:number-rows-spanned="3" office:value-type="string">
            <text:p text:style-name="P44">結合テスト仕様書</text:p>
            <text:p text:style-name="P44">兼成績書</text:p>
          </table:table-cell>
          <table:table-cell table:style-name="表3.B1" office:value-type="string">
            <text:p text:style-name="P39">システム名</text:p>
          </table:table-cell>
          <table:table-cell table:style-name="表3.B1" office:value-type="string">
            <text:p text:style-name="P39">ユースケース名</text:p>
          </table:table-cell>
          <table:table-cell table:style-name="表3.B1" office:value-type="string">
            <text:p text:style-name="P39">グループ名</text:p>
          </table:table-cell>
          <table:table-cell table:style-name="表3.E1" table:number-rows-spanned="3" office:value-type="string">
            <text:p text:style-name="P40">承認印</text:p>
          </table:table-cell>
          <table:table-cell table:style-name="表3.B1" table:number-rows-spanned="3" office:value-type="string">
            <text:p text:style-name="P36"/>
          </table:table-cell>
          <table:table-cell table:style-name="表3.E1" table:number-rows-spanned="3" office:value-type="string">
            <text:p text:style-name="P40">作成日</text:p>
          </table:table-cell>
          <table:table-cell table:style-name="表3.B1" table:number-rows-spanned="2" office:value-type="string">
            <text:p text:style-name="P37"/>
          </table:table-cell>
          <table:table-cell table:style-name="表3.E1" table:number-rows-spanned="3" office:value-type="string">
            <text:p text:style-name="P40">担当</text:p>
          </table:table-cell>
          <table:table-cell table:style-name="表3.J1" table:number-rows-spanned="3" office:value-type="string">
            <text:p text:style-name="P36">三戸部</text:p>
          </table:table-cell>
        </table:table-row>
        <table:table-row table:style-name="表3.2">
          <table:covered-table-cell table:style-name="表3.A1"/>
          <table:table-cell table:style-name="表3.B2" table:number-rows-spanned="2" office:value-type="string">
            <text:p text:style-name="P45"/>
          </table:table-cell>
          <table:table-cell table:style-name="表3.C2" table:number-rows-spanned="2" office:value-type="string">
            <text:p text:style-name="P45"/>
          </table:table-cell>
          <table:table-cell table:style-name="表3.D2" table:number-rows-spanned="2" office:value-type="string">
            <text:p text:style-name="P47"/>
          </table:table-cell>
          <table:covered-table-cell table:style-name="表3.E1"/>
          <table:covered-table-cell table:style-name="表3.B1"/>
          <table:covered-table-cell table:style-name="表3.E1"/>
          <table:covered-table-cell table:style-name="表3.B1"/>
          <table:covered-table-cell table:style-name="表3.E1"/>
          <table:covered-table-cell table:style-name="表3.J2"/>
        </table:table-row>
        <table:table-row table:style-name="表3.3">
          <table:covered-table-cell table:style-name="表3.A1"/>
          <table:covered-table-cell table:style-name="表3.B3"/>
          <table:covered-table-cell table:style-name="表3.C3"/>
          <table:covered-table-cell table:style-name="表3.D3"/>
          <table:covered-table-cell table:style-name="表3.E1"/>
          <table:covered-table-cell table:style-name="表3.B1"/>
          <table:covered-table-cell table:style-name="表3.E1"/>
          <table:table-cell table:style-name="表3.H3" office:value-type="string">
            <text:p text:style-name="P38">ver.</text:p>
          </table:table-cell>
          <table:covered-table-cell table:style-name="表3.E1"/>
          <table:covered-table-cell table:style-name="表3.J3"/>
        </table:table-row>
      </table:table>
      <text:p text:style-name="Standard"/>
      <table:table table:name="表4" table:style-name="表4">
        <table:table-column table:style-name="表4.A"/>
        <table:table-column table:style-name="表4.B"/>
        <table:table-column table:style-name="表4.C"/>
        <table:table-column table:style-name="表4.D"/>
        <table:table-column table:style-name="表4.E"/>
        <table:table-column table:style-name="表4.F"/>
        <table:table-column table:style-name="表4.G"/>
        <table:table-column table:style-name="表4.H"/>
        <table:table-row table:style-name="表4.1">
          <table:table-cell table:style-name="表4.A1" table:number-rows-spanned="2" office:value-type="string">
            <text:p text:style-name="P42">No.</text:p>
          </table:table-cell>
          <table:table-cell table:style-name="表4.A1" table:number-rows-spanned="2" office:value-type="string">
            <text:p text:style-name="P42">テストケース番号</text:p>
          </table:table-cell>
          <table:table-cell table:style-name="表4.A1" table:number-rows-spanned="2" office:value-type="string">
            <text:p text:style-name="P43">テスト項目</text:p>
          </table:table-cell>
          <table:table-cell table:style-name="表4.A1" table:number-rows-spanned="2" office:value-type="string">
            <text:p text:style-name="P42">テストデータ</text:p>
          </table:table-cell>
          <table:table-cell table:style-name="表4.E1" table:number-columns-spanned="4" office:value-type="string">
            <text:p text:style-name="P42">結果確認</text:p>
          </table:table-cell>
          <table:covered-table-cell/>
          <table:covered-table-cell/>
          <table:covered-table-cell/>
        </table:table-row>
        <table:table-row table:style-name="表4.1">
          <table:covered-table-cell table:style-name="表4.A1"/>
          <table:covered-table-cell table:style-name="表4.A1"/>
          <table:covered-table-cell table:style-name="表4.A1"/>
          <table:covered-table-cell table:style-name="表4.A1"/>
          <table:table-cell table:style-name="表4.A1" office:value-type="string">
            <text:p text:style-name="P45">確認方法</text:p>
          </table:table-cell>
          <table:table-cell table:style-name="表4.A1" office:value-type="string">
            <text:p text:style-name="P45">確認日</text:p>
          </table:table-cell>
          <table:table-cell table:style-name="表4.A1" office:value-type="string">
            <text:p text:style-name="P45">ﾁｪｯｸ</text:p>
          </table:table-cell>
          <table:table-cell table:style-name="表4.E1" office:value-type="string">
            <text:p text:style-name="P45">確認者</text:p>
          </table:table-cell>
        </table:table-row>
        <table:table-row table:style-name="表4.3">
          <table:table-cell table:style-name="表4.A1" office:value-type="string">
            <text:p text:style-name="P11"/>
          </table:table-cell>
          <table:table-cell table:style-name="表4.A1" office:value-type="string">
            <text:p text:style-name="P25">top.jsp</text:p>
          </table:table-cell>
          <table:table-cell table:style-name="表4.A1" office:value-type="string">
            <text:p text:style-name="P9">ログイン画面で管理者として正しいメールアドレスとパスワード、選択ボタンを選択して押下する。</text:p>
          </table:table-cell>
          <table:table-cell table:style-name="表4.A1" office:value-type="string">
            <text:p text:style-name="P2">以前登録した管理者のメールアドレス、パスワード。</text:p>
          </table:table-cell>
          <table:table-cell table:style-name="表4.A1" office:value-type="string">
            <text:h text:style-name="P48" text:outline-level="1">管理者画面が表示されます。</text:h>
          </table:table-cell>
          <table:table-cell table:style-name="表4.A1" office:value-type="string">
            <text:p text:style-name="P32">2022/5/27</text:p>
          </table:table-cell>
          <table:table-cell table:style-name="表4.A1" office:value-type="string">
            <text:p text:style-name="P12"/>
          </table:table-cell>
          <table:table-cell table:style-name="表4.E1" office:value-type="string">
            <text:p text:style-name="P11">三戸部</text:p>
          </table:table-cell>
        </table:table-row>
        <table:table-row table:style-name="表4.3">
          <table:table-cell table:style-name="表4.A4" office:value-type="string">
            <text:p text:style-name="P11"/>
          </table:table-cell>
          <table:table-cell table:style-name="表4.A4" office:value-type="string">
            <text:p text:style-name="P24"/>
          </table:table-cell>
          <table:table-cell table:style-name="表4.A4" office:value-type="string">
            <text:p text:style-name="P9">ログイン画面で会員として正しいメールアドレスとパスワード、選択ボタンを選択して押下した場合。</text:p>
          </table:table-cell>
          <table:table-cell table:style-name="表4.A4" office:value-type="string">
            <text:p text:style-name="P13">以前登録した会員のメールアドレス、パスワード。</text:p>
          </table:table-cell>
          <table:table-cell table:style-name="表4.A4" office:value-type="string">
            <text:h text:style-name="P48" text:outline-level="1">会員画面が表示されます。</text:h>
          </table:table-cell>
          <table:table-cell table:style-name="表4.A4" office:value-type="string">
            <text:p text:style-name="P32">2022/5/27</text:p>
          </table:table-cell>
          <table:table-cell table:style-name="表4.A4" office:value-type="string">
            <text:p text:style-name="P12"/>
          </table:table-cell>
          <table:table-cell table:style-name="表4.H4" office:value-type="string">
            <text:p text:style-name="P11">三戸部</text:p>
          </table:table-cell>
        </table:table-row>
        <table:table-row table:style-name="表4.3">
          <table:table-cell table:style-name="表4.A4" office:value-type="string">
            <text:p text:style-name="P11"/>
          </table:table-cell>
          <table:table-cell table:style-name="表4.A4" office:value-type="string">
            <text:p text:style-name="P24"/>
          </table:table-cell>
          <table:table-cell table:style-name="表4.A4" office:value-type="string">
            <text:p text:style-name="P10">ログイン画面で“初めての方はこちら”のリンクを押下する。</text:p>
          </table:table-cell>
          <table:table-cell table:style-name="表4.A4" office:value-type="string">
            <text:p text:style-name="P2"/>
          </table:table-cell>
          <table:table-cell table:style-name="表4.A4" office:value-type="string">
            <text:h text:style-name="P48" text:outline-level="1">会員登録画面が表示されます。</text:h>
          </table:table-cell>
          <table:table-cell table:style-name="表4.A4" office:value-type="string">
            <text:p text:style-name="P33">2022/5/27</text:p>
          </table:table-cell>
          <table:table-cell table:style-name="表4.A4" office:value-type="string">
            <text:p text:style-name="P12"/>
          </table:table-cell>
          <table:table-cell table:style-name="表4.H4" office:value-type="string">
            <text:p text:style-name="P11">三戸部</text:p>
          </table:table-cell>
        </table:table-row>
        <table:table-row table:style-name="表4.3">
          <table:table-cell table:style-name="表4.A4" office:value-type="string">
            <text:p text:style-name="P11"/>
          </table:table-cell>
          <table:table-cell table:style-name="表4.A4" office:value-type="string">
            <text:p text:style-name="P24"/>
          </table:table-cell>
          <table:table-cell table:style-name="表4.A4" office:value-type="string">
            <text:p text:style-name="P7">ログイン画面に何も入力しないでログインボタンを押下する。</text:p>
          </table:table-cell>
          <table:table-cell table:style-name="表4.A4" office:value-type="string">
            <text:p text:style-name="P2"/>
          </table:table-cell>
          <table:table-cell table:style-name="表4.A4" office:value-type="string">
            <text:h text:style-name="P48" text:outline-level="1">“メールアドレスまたはパスワードが違います。”のエラーメッセージが表示されます。</text:h>
          </table:table-cell>
          <table:table-cell table:style-name="表4.A4" office:value-type="string">
            <text:p text:style-name="P17">2022/5/25</text:p>
          </table:table-cell>
          <table:table-cell table:style-name="表4.A4" office:value-type="string">
            <text:p text:style-name="P12"/>
          </table:table-cell>
          <table:table-cell table:style-name="表4.H4" office:value-type="string">
            <text:p text:style-name="P11">三戸部</text:p>
          </table:table-cell>
        </table:table-row>
        <table:table-row table:style-name="表4.3">
          <table:table-cell table:style-name="表4.A4" office:value-type="string">
            <text:p text:style-name="P11"/>
          </table:table-cell>
          <table:table-cell table:style-name="表4.A4" office:value-type="string">
            <text:p text:style-name="P24"/>
          </table:table-cell>
          <table:table-cell table:style-name="表4.A4" office:value-type="string">
            <text:p text:style-name="P7">ログイン画面に入力内容を間違った場合に、ログインボタンを押下する。</text:p>
          </table:table-cell>
          <table:table-cell table:style-name="表4.A4" office:value-type="string">
            <text:p text:style-name="P31">間違った内容を入力。</text:p>
          </table:table-cell>
          <table:table-cell table:style-name="表4.A4" office:value-type="string">
            <text:h text:style-name="P50" text:outline-level="1">“メールアドレスまたはパスワードが違います。”のエラーメッセージが表示されます。</text:h>
          </table:table-cell>
          <table:table-cell table:style-name="表4.A4" office:value-type="string">
            <text:p text:style-name="P18">2022/5/2<text:span text:style-name="T2">7</text:span></text:p>
          </table:table-cell>
          <table:table-cell table:style-name="表4.A4" office:value-type="string">
            <text:p text:style-name="P12"/>
          </table:table-cell>
          <table:table-cell table:style-name="表4.H4" office:value-type="string">
            <text:p text:style-name="P14">三戸部</text:p>
          </table:table-cell>
        </table:table-row>
        <table:table-row table:style-name="表4.3">
          <table:table-cell table:style-name="表4.A4" office:value-type="string">
            <text:p text:style-name="P11"/>
          </table:table-cell>
          <table:table-cell table:style-name="表4.A4" office:value-type="string">
            <text:p text:style-name="P24"/>
          </table:table-cell>
          <table:table-cell table:style-name="表4.A4" office:value-type="string">
            <text:p text:style-name="P7">ログイン画面に片方を入力しない場合に、ログインボタンを押下する。</text:p>
          </table:table-cell>
          <table:table-cell table:style-name="表4.A4" office:value-type="string">
            <text:p text:style-name="P2">メールアドレスまたはパスワードを片方を入力しない。</text:p>
          </table:table-cell>
          <table:table-cell table:style-name="表4.A4" office:value-type="string">
            <text:h text:style-name="P50" text:outline-level="1">“メールアドレスまたはパスワードが違います。”のエラーメッセージが表示されます。</text:h>
          </table:table-cell>
          <table:table-cell table:style-name="表4.A4" office:value-type="string">
            <text:p text:style-name="P18">2022/5/2<text:span text:style-name="T2">7</text:span></text:p>
          </table:table-cell>
          <table:table-cell table:style-name="表4.A4" office:value-type="string">
            <text:p text:style-name="P12"/>
          </table:table-cell>
          <table:table-cell table:style-name="表4.H4" office:value-type="string">
            <text:p text:style-name="P14">三戸部</text:p>
          </table:table-cell>
        </table:table-row>
        <table:table-row table:style-name="表4.3">
          <table:table-cell table:style-name="表4.A4" office:value-type="string">
            <text:p text:style-name="P11"/>
          </table:table-cell>
          <table:table-cell table:style-name="表4.A4" office:value-type="string">
            <text:p text:style-name="P24"/>
          </table:table-cell>
          <table:table-cell table:style-name="表4.A4" office:value-type="string">
            <text:p text:style-name="P8">ログイン画面の<text:span text:style-name="T1">選択ボタンで選択する際</text:span><text:soft-page-break/><text:span text:style-name="T1">に、会員なのに管理者を選択した場合。</text:span></text:p>
          </table:table-cell>
          <table:table-cell table:style-name="表4.A4" office:value-type="string">
            <text:p text:style-name="P2">選択ボタンで“管理者”を選択する</text:p>
          </table:table-cell>
          <table:table-cell table:style-name="表4.A4" office:value-type="string">
            <text:h text:style-name="P51" text:outline-level="1">“メールアドレスまたはパスワードが違<text:soft-page-break/>います。”のエラーメッセージが表示されます。</text:h>
          </table:table-cell>
          <table:table-cell table:style-name="表4.A4" office:value-type="string">
            <text:p text:style-name="P18">2022/5/2<text:span text:style-name="T2">7</text:span></text:p>
          </table:table-cell>
          <table:table-cell table:style-name="表4.A4" office:value-type="string">
            <text:p text:style-name="P12"/>
          </table:table-cell>
          <table:table-cell table:style-name="表4.H4" office:value-type="string">
            <text:p text:style-name="P15">三戸部</text:p>
          </table:table-cell>
        </table:table-row>
        <table:table-row table:style-name="表4.3">
          <table:table-cell table:style-name="表4.A4" office:value-type="string">
            <text:p text:style-name="P11"/>
          </table:table-cell>
          <table:table-cell table:style-name="表4.A4" office:value-type="string">
            <text:p text:style-name="P24"/>
          </table:table-cell>
          <table:table-cell table:style-name="表4.A4" office:value-type="string">
            <text:p text:style-name="P8">ログイン画面の<text:span text:style-name="T1">選択ボタンで選択する際に、管理者なのに会員を選択した場合。</text:span></text:p>
          </table:table-cell>
          <table:table-cell table:style-name="表4.A4" office:value-type="string">
            <text:p text:style-name="P3">選択ボタンで“会員”を選択する</text:p>
          </table:table-cell>
          <table:table-cell table:style-name="表4.A4" office:value-type="string">
            <text:h text:style-name="P51" text:outline-level="1">“メールアドレスまたはパスワードが違います。”のエラーメッセージが表示されます。</text:h>
          </table:table-cell>
          <table:table-cell table:style-name="表4.A4" office:value-type="string">
            <text:p text:style-name="P18">2022/5/2<text:span text:style-name="T2">7</text:span></text:p>
          </table:table-cell>
          <table:table-cell table:style-name="表4.A4" office:value-type="string">
            <text:p text:style-name="P12"/>
          </table:table-cell>
          <table:table-cell table:style-name="表4.H4" office:value-type="string">
            <text:p text:style-name="P15">三戸部</text:p>
          </table:table-cell>
        </table:table-row>
        <table:table-row table:style-name="表4.3">
          <table:table-cell table:style-name="表4.A4" office:value-type="string">
            <text:p text:style-name="P11"/>
          </table:table-cell>
          <table:table-cell table:style-name="表4.A4" office:value-type="string">
            <text:p text:style-name="P34"><text:span text:style-name="T3">mg</text:span>Home.jsp</text:p>
          </table:table-cell>
          <table:table-cell table:style-name="表4.A4" office:value-type="string">
            <text:p text:style-name="P20">管理者画面で“教科書の検索”のリンクを押下した場合。</text:p>
          </table:table-cell>
          <table:table-cell table:style-name="表4.A4" office:value-type="string">
            <text:p text:style-name="P4"/>
          </table:table-cell>
          <table:table-cell table:style-name="表4.A4" office:value-type="string">
            <text:h text:style-name="P48" text:outline-level="1">“管理者用教科書検索画面”が表示されます。</text:h>
          </table:table-cell>
          <table:table-cell table:style-name="表4.A4" office:value-type="string">
            <text:p text:style-name="P18">2022/5/2<text:span text:style-name="T2">7</text:span></text:p>
          </table:table-cell>
          <table:table-cell table:style-name="表4.A4" office:value-type="string">
            <text:p text:style-name="P12"/>
          </table:table-cell>
          <table:table-cell table:style-name="表4.H4" office:value-type="string">
            <text:p text:style-name="P15">三戸部</text:p>
          </table:table-cell>
        </table:table-row>
        <table:table-row table:style-name="表4.3">
          <table:table-cell table:style-name="表4.A4" office:value-type="string">
            <text:p text:style-name="P11"/>
          </table:table-cell>
          <table:table-cell table:style-name="表4.A4" office:value-type="string">
            <text:p text:style-name="P4"/>
          </table:table-cell>
          <table:table-cell table:style-name="表4.A4" office:value-type="string">
            <text:p text:style-name="P21">管理者画面で“会員の検索”のリンクを押下した場合。</text:p>
          </table:table-cell>
          <table:table-cell table:style-name="表4.A4" office:value-type="string">
            <text:p text:style-name="P4"/>
          </table:table-cell>
          <table:table-cell table:style-name="表4.A4" office:value-type="string">
            <text:h text:style-name="P52" text:outline-level="1">“会員検索”が表示されます。</text:h>
          </table:table-cell>
          <table:table-cell table:style-name="表4.A4" office:value-type="string">
            <text:p text:style-name="P18">2022/5/2<text:span text:style-name="T2">7</text:span></text:p>
          </table:table-cell>
          <table:table-cell table:style-name="表4.A4" office:value-type="string">
            <text:p text:style-name="P12"/>
          </table:table-cell>
          <table:table-cell table:style-name="表4.H4" office:value-type="string">
            <text:p text:style-name="P15">三戸部</text:p>
          </table:table-cell>
        </table:table-row>
        <table:table-row table:style-name="表4.3">
          <table:table-cell table:style-name="表4.A4" office:value-type="string">
            <text:p text:style-name="P11"/>
          </table:table-cell>
          <table:table-cell table:style-name="表4.A4" office:value-type="string">
            <text:p text:style-name="P4"/>
          </table:table-cell>
          <table:table-cell table:style-name="表4.A4" office:value-type="string">
            <text:p text:style-name="P20">管理者画面で“ログアウト”ボタンを押下した場合。</text:p>
          </table:table-cell>
          <table:table-cell table:style-name="表4.A4" office:value-type="string">
            <text:p text:style-name="P4"/>
          </table:table-cell>
          <table:table-cell table:style-name="表4.A4" office:value-type="string">
            <text:h text:style-name="P48" text:outline-level="1">“ログアウトが完了しました。”のページが表示されます。</text:h>
          </table:table-cell>
          <table:table-cell table:style-name="表4.A4" office:value-type="string">
            <text:p text:style-name="P18">2022/5/2<text:span text:style-name="T2">7</text:span></text:p>
          </table:table-cell>
          <table:table-cell table:style-name="表4.A4" office:value-type="string">
            <text:p text:style-name="P12"/>
          </table:table-cell>
          <table:table-cell table:style-name="表4.H4" office:value-type="string">
            <text:p text:style-name="P15">三戸部</text:p>
          </table:table-cell>
        </table:table-row>
        <table:table-row table:style-name="表4.3">
          <table:table-cell table:style-name="表4.A4" office:value-type="string">
            <text:p text:style-name="P11"/>
          </table:table-cell>
          <table:table-cell table:style-name="表4.A4" office:value-type="string">
            <text:p text:style-name="P4"><text:span text:style-name="T3">memH</text:span>ome.<text:span text:style-name="T3">jsp</text:span></text:p>
          </table:table-cell>
          <table:table-cell table:style-name="表4.A4" office:value-type="string">
            <text:p text:style-name="P22">会員画面で“教科書の検索”のリンクを押下した場合。</text:p>
          </table:table-cell>
          <table:table-cell table:style-name="表4.A4" office:value-type="string">
            <text:p text:style-name="P4"/>
          </table:table-cell>
          <table:table-cell table:style-name="表4.A4" office:value-type="string">
            <text:h text:style-name="P52" text:outline-level="1">“教科書検索画面”が表示されます。</text:h>
          </table:table-cell>
          <table:table-cell table:style-name="表4.A4" office:value-type="string">
            <text:p text:style-name="P18">2022/5/2<text:span text:style-name="T2">7</text:span></text:p>
          </table:table-cell>
          <table:table-cell table:style-name="表4.A4" office:value-type="string">
            <text:p text:style-name="P12"/>
          </table:table-cell>
          <table:table-cell table:style-name="表4.H4" office:value-type="string">
            <text:p text:style-name="P15">三戸部</text:p>
          </table:table-cell>
        </table:table-row>
        <table:table-row table:style-name="表4.3">
          <table:table-cell table:style-name="表4.A4" office:value-type="string">
            <text:p text:style-name="P11"/>
          </table:table-cell>
          <table:table-cell table:style-name="表4.A4" office:value-type="string">
            <text:p text:style-name="P4"/>
          </table:table-cell>
          <table:table-cell table:style-name="表4.A4" office:value-type="string">
            <text:p text:style-name="P22">会員画面で“教科書の登録”のリンクを押下した場合。</text:p>
          </table:table-cell>
          <table:table-cell table:style-name="表4.A4" office:value-type="string">
            <text:p text:style-name="P4"/>
          </table:table-cell>
          <table:table-cell table:style-name="表4.A4" office:value-type="string">
            <text:h text:style-name="P53" text:outline-level="1">“<text:span text:style-name="T1">教科書の登録画面</text:span>”が表示されます。</text:h>
          </table:table-cell>
          <table:table-cell table:style-name="表4.A4" office:value-type="string">
            <text:p text:style-name="P18">2022/5/2<text:span text:style-name="T2">7</text:span></text:p>
          </table:table-cell>
          <table:table-cell table:style-name="表4.A4" office:value-type="string">
            <text:p text:style-name="P12"/>
          </table:table-cell>
          <table:table-cell table:style-name="表4.H4" office:value-type="string">
            <text:p text:style-name="P15">三戸部</text:p>
          </table:table-cell>
        </table:table-row>
        <table:table-row table:style-name="表4.3">
          <table:table-cell table:style-name="表4.A4" office:value-type="string">
            <text:p text:style-name="P11"/>
          </table:table-cell>
          <table:table-cell table:style-name="表4.A4" office:value-type="string">
            <text:p text:style-name="P4"/>
          </table:table-cell>
          <table:table-cell table:style-name="表4.A4" office:value-type="string">
            <text:p text:style-name="P22">会員画面で“会員情報の変更”のリンクを押下した場合。</text:p>
          </table:table-cell>
          <table:table-cell table:style-name="表4.A4" office:value-type="string">
            <text:p text:style-name="P4"/>
          </table:table-cell>
          <table:table-cell table:style-name="表4.A4" office:value-type="string">
            <text:h text:style-name="P52" text:outline-level="1">“会員変更”が表示されます。</text:h>
          </table:table-cell>
          <table:table-cell table:style-name="表4.A4" office:value-type="string">
            <text:p text:style-name="P18">2022/5/2<text:span text:style-name="T2">7</text:span></text:p>
          </table:table-cell>
          <table:table-cell table:style-name="表4.A4" office:value-type="string">
            <text:p text:style-name="P12"/>
          </table:table-cell>
          <table:table-cell table:style-name="表4.H4" office:value-type="string">
            <text:p text:style-name="P15">三戸部</text:p>
          </table:table-cell>
        </table:table-row>
        <table:table-row table:style-name="表4.3">
          <table:table-cell table:style-name="表4.A4" office:value-type="string">
            <text:p text:style-name="P11"/>
          </table:table-cell>
          <table:table-cell table:style-name="表4.A4" office:value-type="string">
            <text:p text:style-name="P4"/>
          </table:table-cell>
          <table:table-cell table:style-name="表4.A4" office:value-type="string">
            <text:p text:style-name="P22">会員画面で“登録済み教科書参照”のリンクを押下した場合。</text:p>
          </table:table-cell>
          <table:table-cell table:style-name="表4.A4" office:value-type="string">
            <text:p text:style-name="P4"/>
          </table:table-cell>
          <table:table-cell table:style-name="表4.A4" office:value-type="string">
            <text:h text:style-name="P52" text:outline-level="1">“登録済み教科書”が表示されます。</text:h>
          </table:table-cell>
          <table:table-cell table:style-name="表4.A4" office:value-type="string">
            <text:p text:style-name="P18">2022/5/2<text:span text:style-name="T2">7</text:span></text:p>
          </table:table-cell>
          <table:table-cell table:style-name="表4.A4" office:value-type="string">
            <text:p text:style-name="P12"/>
          </table:table-cell>
          <table:table-cell table:style-name="表4.H4" office:value-type="string">
            <text:p text:style-name="P15">三戸部</text:p>
          </table:table-cell>
        </table:table-row>
        <table:table-row table:style-name="表4.3">
          <table:table-cell table:style-name="表4.A4" office:value-type="string">
            <text:p text:style-name="P11"/>
          </table:table-cell>
          <table:table-cell table:style-name="表4.A4" office:value-type="string">
            <text:p text:style-name="P4"/>
          </table:table-cell>
          <table:table-cell table:style-name="表4.A4" office:value-type="string">
            <text:p text:style-name="P22">会員画面で“会員の退会”のリンクを押下した場合。</text:p>
          </table:table-cell>
          <table:table-cell table:style-name="表4.A4" office:value-type="string">
            <text:p text:style-name="P4"/>
          </table:table-cell>
          <table:table-cell table:style-name="表4.A4" office:value-type="string">
            <text:h text:style-name="P52" text:outline-level="1">“会員退会”が表示されます。</text:h>
          </table:table-cell>
          <table:table-cell table:style-name="表4.A4" office:value-type="string">
            <text:p text:style-name="P18">2022/5/2<text:span text:style-name="T2">7</text:span></text:p>
          </table:table-cell>
          <table:table-cell table:style-name="表4.A4" office:value-type="string">
            <text:p text:style-name="P12"/>
          </table:table-cell>
          <table:table-cell table:style-name="表4.H4" office:value-type="string">
            <text:p text:style-name="P15">三戸部</text:p>
          </table:table-cell>
        </table:table-row>
        <table:table-row table:style-name="表4.3">
          <table:table-cell table:style-name="表4.A4" office:value-type="string">
            <text:p text:style-name="P11"/>
          </table:table-cell>
          <table:table-cell table:style-name="表4.A4" office:value-type="string">
            <text:p text:style-name="P4"/>
          </table:table-cell>
          <table:table-cell table:style-name="表4.A4" office:value-type="string">
            <text:p text:style-name="P22"/>
          </table:table-cell>
          <table:table-cell table:style-name="表4.A4" office:value-type="string">
            <text:p text:style-name="P4"/>
          </table:table-cell>
          <table:table-cell table:style-name="表4.A4" office:value-type="string">
            <text:h text:style-name="P52" text:outline-level="1"/>
          </table:table-cell>
          <table:table-cell table:style-name="表4.A4" office:value-type="string">
            <text:p text:style-name="P18"/>
          </table:table-cell>
          <table:table-cell table:style-name="表4.A4" office:value-type="string">
            <text:p text:style-name="P12"/>
          </table:table-cell>
          <table:table-cell table:style-name="表4.H4" office:value-type="string">
            <text:p text:style-name="P15"/>
          </table:table-cell>
        </table:table-row>
        <text:soft-page-break/>
        <table:table-row table:style-name="表4.3">
          <table:table-cell table:style-name="表4.A4" office:value-type="string">
            <text:p text:style-name="P11"/>
          </table:table-cell>
          <table:table-cell table:style-name="表4.A4" office:value-type="string">
            <text:p text:style-name="P4"/>
          </table:table-cell>
          <table:table-cell table:style-name="表4.A4" office:value-type="string">
            <text:p text:style-name="P20">会員画面で“ログアウト”ボタンを押下した場合。</text:p>
          </table:table-cell>
          <table:table-cell table:style-name="表4.A4" office:value-type="string">
            <text:p text:style-name="P4"/>
          </table:table-cell>
          <table:table-cell table:style-name="表4.A4" office:value-type="string">
            <text:h text:style-name="P48" text:outline-level="1">“ログアウトが完了しました。”のページが表示されます。</text:h>
          </table:table-cell>
          <table:table-cell table:style-name="表4.A4" office:value-type="string">
            <text:p text:style-name="P18">2022/5/2<text:span text:style-name="T2">7</text:span></text:p>
          </table:table-cell>
          <table:table-cell table:style-name="表4.A4" office:value-type="string">
            <text:p text:style-name="P12"/>
          </table:table-cell>
          <table:table-cell table:style-name="表4.H4" office:value-type="string">
            <text:p text:style-name="P15">三戸部</text:p>
          </table:table-cell>
        </table:table-row>
        <table:table-row table:style-name="表4.3">
          <table:table-cell table:style-name="表4.A4" office:value-type="string">
            <text:p text:style-name="P11"/>
          </table:table-cell>
          <table:table-cell table:style-name="表4.A4" office:value-type="string">
            <text:p text:style-name="P26">MemRegister.jsp</text:p>
          </table:table-cell>
          <table:table-cell table:style-name="表4.A4" office:value-type="string">
            <text:p text:style-name="P19">会員登録でメールに「＠」を入力しない場合に送信ボタンを押下する。</text:p>
          </table:table-cell>
          <table:table-cell table:style-name="表4.A4" office:value-type="string">
            <text:p text:style-name="P23">メールアドレスに「＠」を入力しない。</text:p>
          </table:table-cell>
          <table:table-cell table:style-name="表4.A4" office:value-type="string">
            <text:h text:style-name="P48" text:outline-level="1">“メールアドレスに「＠」を挿入してください”のエラーメッセージが表示されます。</text:h>
          </table:table-cell>
          <table:table-cell table:style-name="表4.A4" office:value-type="string">
            <text:p text:style-name="P29">2022/5/26</text:p>
          </table:table-cell>
          <table:table-cell table:style-name="表4.A4" office:value-type="string">
            <text:p text:style-name="P12"/>
          </table:table-cell>
          <table:table-cell table:style-name="表4.H4" office:value-type="string">
            <text:p text:style-name="P30">三戸部</text:p>
          </table:table-cell>
        </table:table-row>
        <table:table-row table:style-name="表4.3">
          <table:table-cell table:style-name="表4.A4" office:value-type="string">
            <text:p text:style-name="P11"/>
          </table:table-cell>
          <table:table-cell table:style-name="表4.A4" office:value-type="string">
            <text:p text:style-name="P26"/>
          </table:table-cell>
          <table:table-cell table:style-name="表4.A4" office:value-type="string">
            <text:p text:style-name="P19">会員登録でメールに「＠」を入力して、「＠」に続く文字列を入力しない場合に送信ボタンを押下する。</text:p>
          </table:table-cell>
          <table:table-cell table:style-name="表4.A4" office:value-type="string">
            <text:p text:style-name="P23">「＠」に続く文字列を入力しない。</text:p>
          </table:table-cell>
          <table:table-cell table:style-name="表4.A4" office:value-type="string">
            <text:h text:style-name="P48" text:outline-level="1">“完全なメールアドレスではありません。「＠」に続く文字列を入力してください。”のエラーメッセージが表示されます。</text:h>
          </table:table-cell>
          <table:table-cell table:style-name="表4.A4" office:value-type="string">
            <text:p text:style-name="P29">2022/5/2<text:span text:style-name="T4">7</text:span></text:p>
          </table:table-cell>
          <table:table-cell table:style-name="表4.A4" office:value-type="string">
            <text:p text:style-name="P12"/>
          </table:table-cell>
          <table:table-cell table:style-name="表4.H4" office:value-type="string">
            <text:p text:style-name="P30">三戸部</text:p>
          </table:table-cell>
        </table:table-row>
        <table:table-row table:style-name="表4.3">
          <table:table-cell table:style-name="表4.A1" office:value-type="string">
            <text:p text:style-name="P11"/>
          </table:table-cell>
          <table:table-cell table:style-name="表4.A1" office:value-type="string">
            <text:p text:style-name="P26"/>
          </table:table-cell>
          <table:table-cell table:style-name="表4.A1" office:value-type="string">
            <text:p text:style-name="P6">会員登録で登録をする際に未入力項目がある状態で送信ボタンを<text:span text:style-name="T1">押下する。</text:span></text:p>
          </table:table-cell>
          <table:table-cell table:style-name="表4.A1" office:value-type="string">
            <text:p text:style-name="P4"/>
          </table:table-cell>
          <table:table-cell table:style-name="表4.A1" office:value-type="string">
            <text:h text:style-name="P49" text:outline-level="1">“未入力項目があります。”のエラーメッセージが表示されます。</text:h>
          </table:table-cell>
          <table:table-cell table:style-name="表4.A1" office:value-type="string">
            <text:p text:style-name="P27">2022/5/26</text:p>
          </table:table-cell>
          <table:table-cell table:style-name="表4.A1" office:value-type="string">
            <text:p text:style-name="P12"/>
          </table:table-cell>
          <table:table-cell table:style-name="表4.E1" office:value-type="string">
            <text:p text:style-name="P11">三戸部</text:p>
          </table:table-cell>
        </table:table-row>
        <table:table-row table:style-name="表4.3">
          <table:table-cell table:style-name="表4.A1" office:value-type="string">
            <text:p text:style-name="P11"/>
          </table:table-cell>
          <table:table-cell table:style-name="表4.A1" office:value-type="string">
            <text:p text:style-name="P4"/>
          </table:table-cell>
          <table:table-cell table:style-name="表4.A1" office:value-type="string">
            <text:p text:style-name="P28">会員登録で登録をする際に登録済みのメールアドレスを登録した場合。</text:p>
          </table:table-cell>
          <table:table-cell table:style-name="表4.A1" office:value-type="string">
            <text:p text:style-name="P4">以前に登録したメールアドレスを入力。</text:p>
          </table:table-cell>
          <table:table-cell table:style-name="表4.A1" office:value-type="string">
            <text:h text:style-name="P49" text:outline-level="1">“すでに登録されているメールアドレスを使用しています。”のエラーメッセージが表示されます。</text:h>
          </table:table-cell>
          <table:table-cell table:style-name="表4.A1" office:value-type="string">
            <text:p text:style-name="P29">2022/5/26</text:p>
          </table:table-cell>
          <table:table-cell table:style-name="表4.A1" office:value-type="string">
            <text:p text:style-name="P12"/>
          </table:table-cell>
          <table:table-cell table:style-name="表4.E1" office:value-type="string">
            <text:p text:style-name="P11">三戸部</text:p>
          </table:table-cell>
        </table:table-row>
        <table:table-row table:style-name="表4.25">
          <table:table-cell table:style-name="表4.A4" office:value-type="string">
            <text:p text:style-name="P11"/>
          </table:table-cell>
          <table:table-cell table:style-name="表4.A4" office:value-type="string">
            <text:p text:style-name="P4"/>
          </table:table-cell>
          <table:table-cell table:style-name="表4.A4" office:value-type="string">
            <text:p text:style-name="P4">会員登録で正しく入力した際に“送信”ボタンを押下する</text:p>
          </table:table-cell>
          <table:table-cell table:style-name="表4.A4" office:value-type="string">
            <text:p text:style-name="P4">登録されているメールアドレスを入力。</text:p>
          </table:table-cell>
          <table:table-cell table:style-name="表4.A4" office:value-type="string">
            <text:p text:style-name="P5">登録情報確認が表示されます。</text:p>
          </table:table-cell>
          <table:table-cell table:style-name="表4.A4" office:value-type="string">
            <text:p text:style-name="P35">2022/5/27</text:p>
          </table:table-cell>
          <table:table-cell table:style-name="表4.A4" office:value-type="string">
            <text:p text:style-name="P12"/>
          </table:table-cell>
          <table:table-cell table:style-name="表4.H4" office:value-type="string">
            <text:p text:style-name="P16">三戸部</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明朝" svg:font-family="游明朝" style:font-family-generic="system" style:font-pitch="variable"/>
    <style:font-face style:name="ＭＳ ゴシック" svg:font-family="'ＭＳ ゴシック'" style:font-family-generic="system" style:font-pitch="variable"/>
    <style:font-face style:name="ＭＳ 明朝" svg:font-family="'ＭＳ 明朝'" style:font-family-generic="roman" style:font-pitch="variable"/>
    <style:font-face style:name="ＭＳ 明朝1" svg:font-family="'ＭＳ 明朝'" style:font-family-generic="system" style:font-pitch="variable"/>
    <style:font-face style:name="ＭＳ Ｐゴシック" svg:font-family="'ＭＳ Ｐゴシック'" style:font-family-generic="roman" style:font-pitch="variable"/>
    <style:font-face style:name="ＭＳ Ｐゴシック1" svg:font-family="'ＭＳ Ｐゴシック'" style:font-family-generic="modern" style:font-pitch="variable"/>
    <style:font-face style:name="ＭＳ Ｐゴシック2" svg:font-family="'ＭＳ Ｐ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Segoe UI" style:font-size-asian="10pt" style:language-asian="ja" style:country-asian="JP"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01cm" style:writing-mode="lr-tb"/>
      <style:text-properties style:use-window-font-color="true" loext:opacity="0%" style:font-name="Times New Roman" fo:font-size="10pt" fo:language="en" fo:country="US" style:letter-kerning="false" style:font-name-asian="Segoe UI" style:font-size-asian="10pt" style:language-asian="ja" style:country-asian="JP"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justify" style:justify-single-word="false" fo:orphans="0" fo:widows="0" fo:hyphenation-ladder-count="no-limit" style:writing-mode="lr-tb"/>
      <style:text-properties style:use-window-font-color="true" loext:opacity="0%" style:font-name="Arial" fo:font-family="Arial" style:font-family-generic="roman" style:font-pitch="variable" fo:font-size="10.5pt" fo:language="en" fo:country="US" style:letter-kerning="true" style:font-name-asian="ＭＳ Ｐゴシック2" style:font-family-asian="'ＭＳ Ｐゴシック'" style:font-family-generic-asian="system" style:font-pitch-asian="variable" style:font-size-asian="10.5pt" style:language-asian="ja" style:country-asian="JP" style:font-name-complex="Arial1" style:font-family-complex="Arial" style:font-family-generic-complex="system"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ＭＳ ゴシック" style:font-family-asian="'ＭＳ ゴシック'"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style:contextual-spacing="false" text:number-lines="false" text:line-number="0"/>
      <style:text-properties style:font-name="ＭＳ Ｐゴシック" fo:font-family="'ＭＳ Ｐゴシック'" style:font-family-generic="roman" style:font-pitch="variable" fo:font-size="12pt" fo:font-style="italic" style:font-name-asian="ＭＳ Ｐゴシック2" style:font-family-asian="'ＭＳ Ｐゴシック'" style:font-family-generic-asian="system" style:font-pitch-asian="variable"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游明朝" style:font-family-asian="游明朝"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WW8Num1z0" style:family="text"/>
    <style:style style:name="page_20_number" style:display-name="page number" style:family="text" style:parent-style-name="Default_20_Paragraph_20_Fon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align="end" style:justify-single-word="false" fo:text-indent="0.635cm" style:auto-text-indent="false"/>
      <style:text-properties fo:font-size="10pt" style:font-size-asian="10pt"/>
    </style:style>
    <style:page-layout style:name="Mpm1">
      <style:page-layout-properties fo:page-width="29.7cm" fo:page-height="21.001cm" style:num-format="1" style:print-orientation="landscape" fo:margin-top="1cm" fo:margin-bottom="1cm" fo:margin-left="1cm" fo:margin-right="1cm" style:writing-mode="lr-tb" style:layout-grid-color="#c0c0c0" style:layout-grid-lines="29" style:layout-grid-base-height="0.644cm" style:layout-grid-ruby-height="0cm" style:layout-grid-mode="li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95cm" fo:margin-left="0cm" fo:margin-right="0cm" fo:margin-top="0.196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17T07:00:00</meta:creation-date>
    <meta:initial-creator>Admin</meta:initial-creator>
    <dc:language>ja-JP</dc:language>
    <meta:print-date>2008-07-15T05:50:00</meta:print-date>
    <dc:date>2022-05-30T09:27:57.427000000</dc:date>
    <meta:editing-cycles>14</meta:editing-cycles>
    <dc:title>結合テスト仕様書兼成績書（サンプル）</dc:title>
    <meta:editing-duration>PT8H8M8S</meta:editing-duration>
    <meta:generator>LibreOffice/7.2.5.2$Windows_X86_64 LibreOffice_project/499f9727c189e6ef3471021d6132d4c694f357e5</meta:generator>
    <meta:document-statistic meta:table-count="4" meta:image-count="0" meta:object-count="0" meta:page-count="5" meta:paragraph-count="154" meta:word-count="1852" meta:character-count="2111" meta:non-whitespace-character-count="2111"/>
    <meta:user-defined meta:name="AppVersion">15.0000</meta:user-defined>
    <meta:template xlink:type="simple" xlink:actuate="onRequest" xlink:title="Normal.dotm" xlink:href=""/>
  </office:meta>
</office:document-meta>
</file>